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c663" officeooo:paragraph-rsid="0013c663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3c663" officeooo:paragraph-rsid="0013c66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c663" officeooo:paragraph-rsid="0013c66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4pt" officeooo:rsid="0013c663" officeooo:paragraph-rsid="0013c663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2pt" officeooo:rsid="0013c663" officeooo:paragraph-rsid="0013c663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2pt" fo:font-weight="bold" officeooo:rsid="0013c663" officeooo:paragraph-rsid="0013c66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20pt" officeooo:rsid="0013c663" officeooo:paragraph-rsid="0013c663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20pt" fo:font-weight="bold" officeooo:rsid="0013c663" officeooo:paragraph-rsid="0013c663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DejaVu Serif" fo:font-size="14pt" officeooo:rsid="0013c663" officeooo:paragraph-rsid="0013c66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2pt" officeooo:rsid="0013c663" officeooo:paragraph-rsid="0013c663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2pt" officeooo:rsid="001452b4" officeooo:paragraph-rsid="001452b4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2pt" fo:font-weight="normal" officeooo:rsid="001452b4" officeooo:paragraph-rsid="001452b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4pt" fo:font-weight="normal" officeooo:rsid="001452b4" officeooo:paragraph-rsid="001452b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4pt" fo:font-weight="normal" officeooo:rsid="001452b4" officeooo:paragraph-rsid="001452b4" style:font-size-asian="12.25pt" style:font-weight-asian="normal" style:font-size-complex="14pt" style:font-weight-complex="normal"/>
    </style:style>
    <style:style style:name="T1" style:family="text">
      <style:text-properties officeooo:rsid="001452b4"/>
    </style:style>
    <style:style style:name="T2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8">SP-Stroški</text:p>
      <text:p text:style-name="P8"/>
      <text:p text:style-name="P6">prva faza projektne naloge pri Spletnem programiranju</text:p>
      <text:p text:style-name="P5"/>
      <text:p text:style-name="P5"/>
      <text:p text:style-name="P5"/>
      <text:p text:style-name="P5"/>
      <text:p text:style-name="P5">avtor: Nejc Kišek, vpisna številka 63130096</text:p>
      <text:p text:style-name="P5"/>
      <text:p text:style-name="P9">Opis aplikacije</text:p>
      <text:p text:style-name="P10"><text:tab/>Spletna aplikacija SP-Stroški omogoča spremljanje porabe in varčevanja denarja, tako da uporabniku omogoči pregled nad stroški. Uporabnik lahko v tabeli in na grafu vidi, koliko je zapravil in koliko prihran<text:span text:style-name="T1">il. </text:span></text:p>
      <text:p text:style-name="P11"><text:tab/>Aplikacija omogoča tudi uporabo računov z več uporabniki, ki omogočajo pregled porabe skupnega denarja ali pa razdelitev skupnih stroškov. </text:p>
      <text:p text:style-name="P11"/>
      <text:p text:style-name="P13">Ciljna publika in naprave</text:p>
      <text:p text:style-name="P12"><text:tab/>Nekineki</text:p>
      <text:p text:style-name="P12"/>
      <text:p text:style-name="P14">Poročilo o težavah v različnih brskalnikih</text:p>
      <text:p text:style-name="P14"><text:tab/><text:span text:style-name="T2">Izgled in delovanje spletne strani sem preveril na Firefox, Google chrome in Microsoft edge brskalnikih, ter jo prilagodil tako, da deluje na vseh. Razen različnega izgleda nekaterih elementov (npr. &lt;select&gt;), nisem opazil velikih razlik.</text:span></text:p>
      <text:p text:style-name="P14"><text:span text:style-name="T2"><text:tab/>Na mobilnih napravah se nekateri širši elementi v pokončnem načinu ne prikažejo preveč lepo, vendar je stran še vedno funkcionalna. </text:span></text:p>
      <text:p text:style-name="P14"/>
      <text:p text:style-name="P14">Dodatni komentarji</text:p>
      <text:p text:style-name="P12"><text:tab/></text:p>
      <text:p text:style-name="P2"/>
      <text:p text:style-name="P2"/>
      <text:p text:style-name="P2"/>
      <text:p text:style-name="P2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2:21:08.046976743</meta:creation-date>
    <dc:date>2015-11-22T22:50:03.311436513</dc:date>
    <meta:editing-duration>PT11M46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2" meta:paragraph-count="13" meta:word-count="132" meta:character-count="940" meta:non-whitespace-character-count="811"/>
  </office:meta>
</office:document-meta>
</file>